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197" officeooo:paragraph-rsid="00018197"/>
    </style:style>
    <style:style style:name="P2" style:family="paragraph" style:parent-style-name="Standard">
      <style:text-properties officeooo:rsid="00047e48" officeooo:paragraph-rsid="00047e48"/>
    </style:style>
    <style:style style:name="P3" style:family="paragraph" style:parent-style-name="Standard" style:list-style-name="L1">
      <style:text-properties officeooo:rsid="00018197" officeooo:paragraph-rsid="0001819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18197" officeooo:paragraph-rsid="00018197"/>
    </style:style>
    <style:style style:name="P5" style:family="paragraph" style:parent-style-name="Standard" style:list-style-name="L4">
      <style:text-properties officeooo:rsid="00018197" officeooo:paragraph-rsid="00018197"/>
    </style:style>
    <style:style style:name="P6" style:family="paragraph" style:parent-style-name="Standard">
      <style:text-properties officeooo:rsid="00018197" officeooo:paragraph-rsid="00018197"/>
    </style:style>
    <style:style style:name="P7" style:family="paragraph" style:parent-style-name="Standard" style:list-style-name="L1">
      <style:text-properties officeooo:rsid="00029dff" officeooo:paragraph-rsid="00029dff"/>
    </style:style>
    <style:style style:name="P8" style:family="paragraph" style:parent-style-name="Standard" style:list-style-name="L3">
      <style:text-properties officeooo:rsid="0007d254" officeooo:paragraph-rsid="0007d254"/>
    </style:style>
    <style:style style:name="P9" style:family="paragraph" style:parent-style-name="Standard" style:list-style-name="L3">
      <style:text-properties officeooo:rsid="0008231e" officeooo:paragraph-rsid="0008231e"/>
    </style:style>
    <style:style style:name="P10" style:family="paragraph" style:parent-style-name="Standard" style:list-style-name="L2">
      <style:text-properties officeooo:rsid="0008231e" officeooo:paragraph-rsid="0008231e"/>
    </style:style>
    <style:style style:name="P11" style:family="paragraph" style:parent-style-name="Standard" style:list-style-name="L2">
      <style:text-properties officeooo:rsid="000987a5" officeooo:paragraph-rsid="000987a5"/>
    </style:style>
    <style:style style:name="P12" style:family="paragraph" style:parent-style-name="Standard">
      <style:text-properties officeooo:rsid="000ab780" officeooo:paragraph-rsid="000ab780"/>
    </style:style>
    <style:style style:name="T1" style:family="text">
      <style:text-properties officeooo:rsid="000987a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A P. 110</text:p>
      <text:p text:style-name="P1"/>
      <text:list xml:id="list6125902031184569807" text:style-name="L1">
        <text:list-item>
          <text:p text:style-name="P3"/>
          <text:list>
            <text:list-item>
              <text:p text:style-name="P3">El cambio de tonó sirve para galbarnisar, para contrastar y activar, motivar al oyente </text:p>
            </text:list-item>
            <text:list-item>
              <text:p text:style-name="P3">//</text:p>
            </text:list-item>
            <text:list-item>
              <text:p text:style-name="P3">Quieren una repartición de las tierras </text:p>
            </text:list-item>
            <text:list-item>
              <text:p text:style-name="P3">« Que esta tierra es de nosotros</text:p>
              <text:p text:style-name="P3">Y no del que tenga más » </text:p>
            </text:list-item>
            <text:list-item>
              <text:p text:style-name="P3">//</text:p>
            </text:list-item>
          </text:list>
        </text:list-item>
        <text:list-item>
          <text:p text:style-name="P4"/>
          <text:list>
            <text:list-item>
              <text:p text:style-name="P3">Yo → Víctor Jara</text:p>
            </text:list-item>
            <text:list-item>
              <text:p text:style-name="P3">Usted → Los dueños</text:p>
            </text:list-item>
            <text:list-item>
              <text:p text:style-name="P3">Nosotros → Los chilenos </text:p>
            </text:list-item>
          </text:list>
        </text:list-item>
        <text:list-item>
          <text:p text:style-name="P3"/>
          <text:list>
            <text:list-item>
              <text:p text:style-name="P3">La tierra pertenece a todos : </text:p>
              <text:list>
                <text:list-item>
                  <text:p text:style-name="P7">El estribillo </text:p>
                </text:list-item>
                <text:list-item>
                  <text:p text:style-name="P7">« De Pedro y María</text:p>
                  <text:p text:style-name="P7">De Juán y José »</text:p>
                  <text:list>
                    <text:list-header>
                      <text:p text:style-name="P7">Son nombres cristianos, y son nombres muy comunes </text:p>
                      <text:p text:style-name="P7">Designan a cada unos </text:p>
                    </text:list-header>
                  </text:list>
                </text:list-item>
              </text:list>
            </text:list-item>
            <text:list-item>
              <text:p text:style-name="P7">El mundo no pertenece a los más poderosos</text:p>
              <text:list>
                <text:list-item>
                  <text:p text:style-name="P7">« Y no del que tenga más » </text:p>
                </text:list-item>
              </text:list>
            </text:list-item>
            <text:list-item>
              <text:p text:style-name="P7">Son ideas de ezquierda, de comunista, de repartición de igualdad para todos</text:p>
            </text:list-item>
          </text:list>
        </text:list-item>
      </text:list>
      <text:p text:style-name="P1"/>
      <text:p text:style-name="P1"/>
      <text:p text:style-name="P1"/>
      <text:p text:style-name="P1">Lexique :</text:p>
      <text:list xml:id="list5560911246443986637" text:style-name="L4">
        <text:list-item>
          <text:p text:style-name="P5">El oyente =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34:23.213000000</meta:creation-date>
    <dc:date>2019-03-28T15:50:44.170000000</dc:date>
    <meta:editing-duration>PT21M47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4" meta:word-count="137" meta:character-count="595" meta:non-whitespace-character-count="491"/>
  </office:meta>
</office:document-meta>
</file>